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C0000006437B1D8F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bdb21" officeooo:paragraph-rsid="000bdb21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80pt" officeooo:rsid="000e202e" officeooo:paragraph-rsid="00108785" style:font-size-asian="80pt" style:font-size-complex="80pt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80pt" officeooo:rsid="001238c5" officeooo:paragraph-rsid="001238c5" style:font-size-asian="80pt" style:font-size-complex="80pt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80pt" officeooo:rsid="001238c5" officeooo:paragraph-rsid="001a280d" style:font-size-asian="80pt" style:font-size-complex="80pt"/>
    </style:style>
    <style:style style:name="P5" style:family="paragraph" style:parent-style-name="Standard">
      <style:paragraph-properties fo:text-align="center" style:justify-single-word="false"/>
      <style:text-properties style:font-name="DejaVu Sans Mono" fo:font-size="80pt" officeooo:rsid="0017e1bb" officeooo:paragraph-rsid="001a280d" style:font-size-asian="80pt" style:font-size-complex="80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1.4209in" fo:min-width="5.005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2" text:anchor-type="paragraph" svg:x="4.8957in" svg:y="-0.6272in" svg:width="2.1102in" svg:height="0.5555in" draw:z-index="0"><draw:image xlink:href="Pictures/100002010000017C0000006437B1D8FF.png" xlink:type="simple" xlink:show="embed" xlink:actuate="onLoad"/></draw:frame></text:p>
      <text:p text:style-name="P5">QUIET</text:p>
      <text:p text:style-name="P4">AREA</text:p>
      <text:p text:style-name="P2"><draw:custom-shape text:anchor-type="paragraph" draw:z-index="1" draw:style-name="gr1" svg:width="5.7205in" svg:height="2.8413in" svg:x="0.5709in" svg:y="0.522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bdb21" officeooo:paragraph-rsid="000bdb21"/>
    </style:style>
    <style:style style:name="MT1" style:family="text">
      <style:text-properties fo:font-size="16pt" fo:font-weight="bold" style:font-size-asian="16pt" style:font-weight-asian="bold" style:font-size-complex="16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BornHack 2017 – </text:span><text:a xlink:type="simple" xlink:href="https://bornhack.dk/" text:style-name="Internet_20_link" text:visited-style-name="Visited_20_Internet_20_Link"><text:span text:style-name="MT1">https://bornhack.dk</text:span></text:a><text:span text:style-name="MT1"> – phone +45 31550497 (24/7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00:02:21.706972652</meta:creation-date>
    <dc:date>2017-08-21T07:28:18.035590666</dc:date>
    <meta:editing-duration>PT26M48S</meta:editing-duration>
    <meta:editing-cycles>15</meta:editing-cycles>
    <meta:generator>LibreOffice/4.3.3.2$Linux_X86_64 LibreOffice_project/430m0$Build-2</meta:generator>
    <meta:document-statistic meta:table-count="0" meta:image-count="1" meta:object-count="0" meta:page-count="1" meta:paragraph-count="3" meta:word-count="9" meta:character-count="72" meta:non-whitespace-character-count="64"/>
  </office:meta>
</office:document-meta>
</file>